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master-page-name="First_20_Page">
      <style:paragraph-properties style:page-number="auto"/>
    </style:style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L1"/>
    <style:style style:name="P16" style:family="paragraph" style:parent-style-name="Standard" style:master-page-name="First_20_Page">
      <style:paragraph-properties style:page-number="auto"/>
    </style:style>
    <style:style style:name="P1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9" style:family="paragraph">
      <style:paragraph-properties style:writing-mode="lr-tb"/>
    </style:style>
    <style:style style:name="P20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>
        <text:changed-region xml:id="ct513686848" text:id="ct513686848">
          <text:insertion>
            <office:change-info>
              <dc:creator>Bob Jacobsen</dc:creator>
              <dc:date>2010-10-08T22:13:00</dc:date>
            </office:change-info>
          </text:insertion>
        </text:changed-region>
        <text:changed-region xml:id="ct84737856" text:id="ct84737856">
          <text:deletion>
            <office:change-info>
              <dc:creator>Bob Jacobsen</dc:creator>
              <dc:date>2010-10-08T22:13:00</dc:date>
            </office:change-info>
            <text:p text:style-name="Standard">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516413669282705184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p text:style-name="P2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</text:p>
          </text:deletion>
        </text:changed-region>
        <text:changed-region xml:id="ct307167856" text:id="ct307167856">
          <text:insertion>
            <office:change-info>
              <dc:creator>Bob Jacobsen</dc:creator>
              <dc:date>2010-10-08T22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change-start text:change-id="ct513686848"/>Introduction</text:h>
      <text:p text:style-name="Standard">This explanatory note contains informative discussion and background for the corresponding “OpenLCB ... Specification”. This explanation is not normative in any way.</text:p>
      <text:h text:style-name="Heading_20_1" text:outline-level="1">Annotations to the Standard</text:h>
      <text:p text:style-name="Standard">This section provides background information on corresponding sections of the Standard document. It's expected that two documents will be read together.</text:p>
      <text:h text:style-name="Heading_20_2" text:outline-level="2">Introduction</text:h>
      <text:h text:style-name="Heading_20_2" text:outline-level="2">References and Context</text:h>
      <text:p text:style-name="Standard"/>
      <text:p text:style-name="Standard"/>
      <text:p text:style-name="Standard"><text:change-end text:change-id="ct513686848"/><text:change text:change-id="ct84737856"/><text:change-start text:change-id="ct307167856"/>Below this is just a collection of pieces from other docs right now.<text:change-end text:change-id="ct30716785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290808976" text:id="ct290808976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xml:id="ct290809072" text:id="ct290809072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290808976"/><text:change-start text:change-id="ct290809072"/>OpenLCB-TCP Segment Transfer Technical Note<text:change-end text:change-id="ct290809072"/></text:p>
      </style:header>
      <style:footer>
        <text:tracked-changes>
          <text:changed-region xml:id="ct290807408" text:id="ct29080740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xml:id="ct291167120" text:id="ct291167120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xml:id="ct290827728" text:id="ct29082772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290807408"/><text:change-start text:change-id="ct291167120"/><text:span text:style-name="MT2">Copyright 2010, by J. Day, D. Harris, B. Jacobsen, and A. Shepherd</text:span><text:change-end text:change-id="ct291167120"/><text:change text:change-id="ct290827728"/><text:span text:style-name="MT3"><text:tab/>Page </text:span><text:span text:style-name="Page_20_Number"><text:span text:style-name="MT3"><text:page-number text:select-page="current"/></text:span></text:span><text:span text:style-name="Page_20_Number"><text:span text:style-name="MT3"> of </text:span></text:span><text:span text:style-name="Page_20_Number"><text:span text:style-name="MT3"><text:page-count style:num-format="1">1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3-01-24T13:24:25.99"/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290834928" text:id="ct290834928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xml:id="ct53644832" text:id="ct53644832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xml:id="ct481549392" text:id="ct481549392">
            <text:insertion>
              <office:change-info>
                <dc:creator>Bob Jacobsen</dc:creator>
                <dc:date>2010-10-08T22:12:00</dc:date>
              </office:change-info>
            </text:insertion>
          </text:changed-region>
          <text:changed-region xml:id="ct53758720" text:id="ct53758720">
            <text:deletion>
              <office:change-info>
                <dc:creator>Bob Jacobsen</dc:creator>
                <dc:date>2010-10-08T22:12:00</dc:date>
              </office:change-info>
              <text:p text:style-name="MP7">(title)</text:p>
            </text:deletion>
          </text:changed-region>
          <text:changed-region xml:id="ct267513616" text:id="ct267513616">
            <text:insertion>
              <office:change-info>
                <dc:creator>Bob Jacobsen</dc:creator>
                <dc:date>2010-10-08T22:12:00</dc:date>
              </office:change-info>
            </text:insertion>
          </text:changed-region>
          <text:changed-region xml:id="ct53758816" text:id="ct53758816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xml:id="ct267486288" text:id="ct267486288">
            <text:insertion>
              <office:change-info>
                <dc:creator>Bob Jacobsen</dc:creator>
                <dc:date>2010-10-14T08:41:00</dc:date>
              </office:change-info>
            </text:insertion>
          </text:changed-region>
          <text:changed-region xml:id="ct267486160" text:id="ct267486160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xml:id="ct290799568" text:id="ct290799568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290834928"/><text:change-start text:change-id="ct53644832"/>OpenLCB <text:change-end text:change-id="ct53644832"/><text:change-start text:change-id="ct481549392"/>Technical Note<text:change-end text:change-id="ct481549392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53758720"/><text:change-start text:change-id="ct267513616"/>OpenLCB-TCP Segment Transfer<text:change-end text:change-id="ct26751361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53758816"/><text:change-start text:change-id="ct267486288"/><text:date style:data-style-name="N75" text:date-value="2013-01-24T13:24:25.99">Jan 24, 2013</text:date><text:change-end text:change-id="ct267486288"/></text:p>
            </table:table-cell>
            <table:table-cell table:style-name="Table1.C1" office:value-type="string">
              <text:p text:style-name="MP7"><text:change text:change-id="ct267486160"/><text:change-start text:change-id="ct290799568"/>Preliminary<text:change-end text:change-id="ct290799568"/></text:p>
            </table:table-cell>
          </table:table-row>
        </table:table>
        <text:p text:style-name="Header"/>
      </style:header>
      <style:footer>
        <text:tracked-changes>
          <text:changed-region xml:id="ct482112144" text:id="ct482112144">
            <text:deletion>
              <office:change-info>
                <dc:creator>Bob Jacobsen</dc:creator>
                <dc:date>2011-07-23T20:04:00</dc:date>
              </office:change-info>
              <text:p text:style-name="MP8"><text:span text:style-name="MT5">and A. Shepherd</text:span></text:p>
            </text:deletion>
          </text:changed-region>
          <text:changed-region xml:id="ct481548544" text:id="ct481548544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  <text:changed-region xml:id="ct481492368" text:id="ct481492368">
            <text:deletion>
              <office:change-info>
                <dc:creator>Bob Jacobsen</dc:creator>
                <dc:date>2011-07-23T20:04:00</dc:date>
              </office:change-info>
              <text:p text:style-name="MP8"><text:span text:style-name="MT5">, by J. Day, D. Harris, B. Jacobsen, </text:span></text:p>
            </text:deletion>
          </text:changed-region>
          <text:changed-region xml:id="ct267506096" text:id="ct267506096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xml:id="ct267485760" text:id="ct267485760">
            <text:deletion>
              <office:change-info>
                <dc:creator>Bob Jacobsen</dc:creator>
                <dc:date>2011-07-23T20:04:00</dc:date>
              </office:change-info>
              <text:p text:style-name="MP8"><text:span text:style-name="MT5">Copyright 20</text:span></text:p>
            </text:deletion>
          </text:changed-region>
          <text:changed-region xml:id="ct290994720" text:id="ct290994720">
            <text:insertion>
              <office:change-info>
                <dc:creator>Bob Jacobsen</dc:creator>
                <dc:date>2011-07-23T20:04:00</dc:date>
              </office:change-info>
            </text:insertion>
          </text:changed-region>
        </text:tracked-changes>
        <text:p text:style-name="MP8"><text:change text:change-id="ct482112144"/><text:change text:change-id="ct481548544"/><text:change text:change-id="ct481492368"/><text:change text:change-id="ct267506096"/><text:change text:change-id="ct267485760"/><text:change-start text:change-id="ct290994720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290994720"/><text:span text:style-name="MT5">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1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3-01-24T13:24:25.99">1/24/2013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-TCP Segment Transfer Technical Note</dc:title>
    <meta:initial-creator>Alex Shepherd</meta:initial-creator>
    <meta:creation-date>2009-01-22T07:11:27</meta:creation-date>
    <meta:editing-cycles>56</meta:editing-cycles>
    <meta:editing-duration>PT11H41M16S</meta:editing-duration>
    <meta:generator>OpenOffice.org/3.4.1$Unix OpenOffice.org_project/341m1$Build-9593</meta:generator>
    <dc:date>2013-01-24T13:24:26</dc:date>
    <dc:creator>Bob Jacobsen</dc:creator>
    <meta:document-statistic meta:table-count="1" meta:image-count="1" meta:object-count="0" meta:page-count="1" meta:paragraph-count="39" meta:word-count="262" meta:character-count="1723"/>
    <meta:user-defined meta:name="Info 1"/>
    <meta:user-defined meta:name="Info 2"/>
    <meta:user-defined meta:name="Info 3"/>
    <meta:user-defined meta:name="Info 4"/>
  </office:meta>
</office:document-meta>
</file>